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in">
        <style:tab-stops/>
      </style:paragraph-properties>
    </style:style>
    <style:style style:name="P2" style:parent-style-name="Normal" style:family="paragraph">
      <style:paragraph-properties fo:margin-left="1.5in" fo:text-indent="0.5in">
        <style:tab-stops/>
      </style:paragraph-properties>
    </style:style>
    <style:style style:name="P3" style:parent-style-name="Normal" style:family="paragraph">
      <style:paragraph-properties fo:margin-left="1.5in" fo:text-indent="0.5in">
        <style:tab-stops/>
      </style:paragraph-properties>
    </style:style>
    <style:style style:name="P4" style:parent-style-name="Normal" style:family="paragraph">
      <style:paragraph-properties fo:margin-left="1.5in" fo:text-indent="0.5in">
        <style:tab-stops/>
      </style:paragraph-properties>
    </style:style>
    <style:style style:name="P5" style:parent-style-name="Normal" style:family="paragraph">
      <style:paragraph-properties fo:margin-left="2in" fo:text-indent="0.5in">
        <style:tab-stops/>
      </style:paragraph-properties>
    </style:style>
    <style:style style:name="P6" style:parent-style-name="Normal" style:family="paragraph">
      <style:paragraph-properties fo:margin-left="1.5in" fo:text-indent="0.5in">
        <style:tab-stops/>
      </style:paragraph-properties>
    </style:style>
    <style:style style:name="P7" style:parent-style-name="Normal" style:family="paragraph">
      <style:paragraph-properties fo:margin-left="1in" fo:text-indent="0.5in">
        <style:tab-stops/>
      </style:paragraph-properties>
    </style:style>
    <style:style style:name="P8" style:parent-style-name="Normal" style:family="paragraph">
      <style:paragraph-properties fo:margin-left="1in" fo:text-indent="0.5in">
        <style:tab-stops/>
      </style:paragraph-properties>
    </style:style>
    <style:style style:name="P9" style:parent-style-name="Normal" style:family="paragraph">
      <style:paragraph-properties fo:margin-left="1.5in" fo:text-indent="0.5in">
        <style:tab-stops/>
      </style:paragraph-properties>
    </style:style>
    <style:style style:name="P10" style:parent-style-name="Normal" style:family="paragraph">
      <style:paragraph-properties fo:margin-left="1.5in" fo:text-indent="0.5in">
        <style:tab-stops/>
      </style:paragraph-properties>
    </style:style>
  </office:automatic-styles>
  <office:body>
    <office:text text:use-soft-page-breaks="true">
      <text:p text:style-name="P1">Assignment 4 - 19/05/20</text:p>
      <text:p text:style-name="P2"/>
      <text:p text:style-name="P3">(Item.java)</text:p>
      <text:p text:style-name="Normal">package com.dxc.cd.model;</text:p>
      <text:p text:style-name="Normal"/>
      <text:p text:style-name="Normal"/>
      <text:p text:style-name="Normal">public class Item implements Comparable&lt;Item&gt;{</text:p>
      <text:p text:style-name="Normal"/>
      <text:p text:style-name="Normal"><text:tab/>private int iCode;</text:p>
      <text:p text:style-name="Normal"><text:tab/>private String iname;</text:p>
      <text:p text:style-name="Normal"><text:tab/>private double price;</text:p>
      <text:p text:style-name="Normal"><text:tab/>private String packageDate;</text:p>
      <text:p text:style-name="Normal"><text:tab/>private String expiryDate;</text:p>
      <text:p text:style-name="Normal"><text:tab/>private FoodCategory category;</text:p>
      <text:p text:style-name="Normal"/>
      <text:p text:style-name="Normal"><text:tab/>public Item() {</text:p>
      <text:p text:style-name="Normal"><text:tab/><text:tab/>//left unimplemented</text:p>
      <text:p text:style-name="Normal"><text:tab/>}</text:p>
      <text:p text:style-name="Normal"/>
      <text:p text:style-name="Normal"><text:tab/>public Item(int iCode, String iname, double price, String packageDate, String expiryDate, FoodCategory category) {</text:p>
      <text:p text:style-name="Normal"><text:tab/><text:tab/>super();</text:p>
      <text:p text:style-name="Normal"><text:tab/><text:tab/>this.iCode = iCode;</text:p>
      <text:p text:style-name="Normal"><text:tab/><text:tab/>this.iname = iname;</text:p>
      <text:p text:style-name="Normal"><text:tab/><text:tab/>this.price = price;</text:p>
      <text:p text:style-name="Normal"><text:tab/><text:tab/>this.packageDate = packageDate;</text:p>
      <text:p text:style-name="Normal"><text:tab/><text:tab/>this.expiryDate = expiryDate;</text:p>
      <text:p text:style-name="Normal"><text:tab/><text:tab/>this.category = category;</text:p>
      <text:p text:style-name="Normal"><text:tab/>}</text:p>
      <text:p text:style-name="Normal"/>
      <text:p text:style-name="Normal"><text:tab/>public int getiCode() {</text:p>
      <text:p text:style-name="Normal"><text:tab/><text:tab/>return iCode;</text:p>
      <text:p text:style-name="Normal"><text:tab/>}</text:p>
      <text:p text:style-name="Normal"/>
      <text:p text:style-name="Normal"><text:tab/>public void setiCode(int iCode) {</text:p>
      <text:p text:style-name="Normal"><text:tab/><text:tab/>this.iCode = iCode;</text:p>
      <text:p text:style-name="Normal"><text:tab/>}</text:p>
      <text:p text:style-name="Normal"/>
      <text:p text:style-name="Normal"><text:tab/>public String getIname() {</text:p>
      <text:p text:style-name="Normal"><text:tab/><text:tab/>return iname;</text:p>
      <text:p text:style-name="Normal"><text:tab/>}</text:p>
      <text:p text:style-name="Normal"/>
      <text:p text:style-name="Normal"><text:tab/>public void setIname(String iname) {</text:p>
      <text:p text:style-name="Normal"><text:tab/><text:tab/>this.iname = iname;</text:p>
      <text:p text:style-name="Normal"><text:tab/>}</text:p>
      <text:p text:style-name="Normal"/>
      <text:p text:style-name="Normal"><text:tab/>public double getPrice() {</text:p>
      <text:p text:style-name="Normal"><text:tab/><text:tab/>return price;</text:p>
      <text:p text:style-name="Normal"><text:tab/>}</text:p>
      <text:p text:style-name="Normal"/>
      <text:p text:style-name="Normal"><text:tab/>public void setPrice(double price) {</text:p>
      <text:p text:style-name="Normal"><text:tab/><text:tab/>this.price = price;</text:p>
      <text:p text:style-name="Normal"><text:tab/>}</text:p>
      <text:p text:style-name="Normal"/>
      <text:p text:style-name="Normal"><text:tab/>public String getPackageDate() {</text:p>
      <text:p text:style-name="Normal"><text:tab/><text:tab/>return packageDate;</text:p>
      <text:p text:style-name="Normal"><text:tab/>}</text:p>
      <text:p text:style-name="Normal"/>
      <text:soft-page-break/>
      <text:p text:style-name="Normal"><text:tab/>public void setPackageDate(String packageDate) {</text:p>
      <text:p text:style-name="Normal"><text:tab/><text:tab/>this.packageDate = packageDate;</text:p>
      <text:p text:style-name="Normal"><text:tab/>}</text:p>
      <text:p text:style-name="Normal"/>
      <text:p text:style-name="Normal"><text:tab/>public String getExpiryDate() {</text:p>
      <text:p text:style-name="Normal"><text:tab/><text:tab/>return expiryDate;</text:p>
      <text:p text:style-name="Normal"><text:tab/>}</text:p>
      <text:p text:style-name="Normal"/>
      <text:p text:style-name="Normal"><text:tab/>public void setExpiryDate(String expiryDate) {</text:p>
      <text:p text:style-name="Normal"><text:tab/><text:tab/>this.expiryDate = expiryDate;</text:p>
      <text:p text:style-name="Normal"><text:tab/>}</text:p>
      <text:p text:style-name="Normal"/>
      <text:p text:style-name="Normal"><text:tab/>public FoodCategory getCategory() {</text:p>
      <text:p text:style-name="Normal"><text:tab/><text:tab/>return category;</text:p>
      <text:p text:style-name="Normal"><text:tab/>}</text:p>
      <text:p text:style-name="Normal"/>
      <text:p text:style-name="Normal"><text:tab/>public void setCategory(FoodCategory category) {</text:p>
      <text:p text:style-name="Normal"><text:tab/><text:tab/>this.category = category;</text:p>
      <text:p text:style-name="Normal"><text:tab/>}</text:p>
      <text:p text:style-name="Normal"/>
      <text:p text:style-name="Normal"><text:tab/>@Override</text:p>
      <text:p text:style-name="Normal"><text:tab/>public String toString() {</text:p>
      <text:p text:style-name="Normal"><text:tab/><text:tab/>return "Item [iCode=" + iCode + ", iname=" + iname + ", price=" + price + ", packageDate=" + packageDate</text:p>
      <text:p text:style-name="Normal"><text:tab/><text:tab/><text:tab/><text:tab/>+ ", expiryDate=" + expiryDate + ", category=" + category + "]";</text:p>
      <text:p text:style-name="Normal"><text:tab/>}</text:p>
      <text:p text:style-name="Normal"/>
      <text:p text:style-name="Normal"><text:tab/>@Override</text:p>
      <text:p text:style-name="Normal"><text:tab/>public int compareTo(Item o) {</text:p>
      <text:soft-page-break/>
      <text:p text:style-name="Normal"><text:tab/><text:tab/>Integer icode1 = this.iCode;</text:p>
      <text:p text:style-name="Normal"><text:tab/><text:tab/>Integer icode2 = o.iCode;</text:p>
      <text:p text:style-name="Normal"><text:tab/><text:tab/>return icode1.compareTo(icode2);</text:p>
      <text:p text:style-name="Normal"><text:tab/>}</text:p>
      <text:p text:style-name="Normal">}</text:p>
      <text:p text:style-name="P4">(FoodCategory)-enum</text:p>
      <text:p text:style-name="Normal">package com.dxc.cd.model;</text:p>
      <text:p text:style-name="Normal"/>
      <text:p text:style-name="Normal">public enum FoodCategory {</text:p>
      <text:p text:style-name="Normal"/>
      <text:p text:style-name="Normal"><text:tab/>FOOD,DRINK,READY_TO_EAT;</text:p>
      <text:p text:style-name="Normal">}</text:p>
      <text:p text:style-name="Normal"/>
      <text:p text:style-name="P5">Service package</text:p>
      <text:p text:style-name="P6">(ItemPriceComparator.java)</text:p>
      <text:p text:style-name="Normal">package com.dxc.cd.service;</text:p>
      <text:p text:style-name="Normal"/>
      <text:p text:style-name="Normal">import java.util.Comparator;</text:p>
      <text:p text:style-name="Normal"/>
      <text:p text:style-name="Normal">import com.dxc.cd.model.Item;</text:p>
      <text:p text:style-name="Normal"/>
      <text:p text:style-name="Normal">public class ItemPriceComparator implements Comparator&lt;Item&gt; {</text:p>
      <text:p text:style-name="Normal"/>
      <text:p text:style-name="Normal"><text:tab/>@Override</text:p>
      <text:p text:style-name="Normal"><text:tab/>public int compare(Item o1, Item o2) {</text:p>
      <text:p text:style-name="Normal"><text:tab/><text:tab/>Double a = o1.getPrice();</text:p>
      <text:p text:style-name="Normal"><text:tab/><text:tab/>Double b = o2.getPrice();</text:p>
      <text:p text:style-name="Normal"><text:tab/><text:tab/>return a.compareTo(b);</text:p>
      <text:p text:style-name="Normal"><text:tab/>}</text:p>
      <text:p text:style-name="Normal"/>
      <text:p text:style-name="Normal">}</text:p>
      <text:p text:style-name="P7">(ItemExpiryDateComparator.java)</text:p>
      <text:p text:style-name="Normal">package com.dxc.cd.service;</text:p>
      <text:p text:style-name="Normal"/>
      <text:p text:style-name="Normal">import java.util.Comparator;</text:p>
      <text:p text:style-name="Normal"/>
      <text:p text:style-name="Normal">import com.dxc.cd.model.Item;</text:p>
      <text:p text:style-name="Normal"/>
      <text:p text:style-name="Normal">public class ItemExpiryDateComparator implements Comparator&lt;Item&gt;{</text:p>
      <text:p text:style-name="Normal"/>
      <text:p text:style-name="Normal"><text:tab/>@Override</text:p>
      <text:p text:style-name="Normal"><text:tab/>public int compare(Item o1, Item o2) {</text:p>
      <text:p text:style-name="Normal"><text:tab/><text:tab/></text:p>
      <text:p text:style-name="Normal"><text:tab/><text:tab/>return o1.getExpiryDate().compareTo(o2.getExpiryDate());</text:p>
      <text:p text:style-name="Normal"><text:tab/>}</text:p>
      <text:p text:style-name="Normal"/>
      <text:p text:style-name="Normal">}</text:p>
      <text:p text:style-name="P8">(ItemCategoryComparator.java)</text:p>
      <text:p text:style-name="Normal">package com.dxc.cd.service;</text:p>
      <text:p text:style-name="Normal"/>
      <text:p text:style-name="Normal">import java.util.Comparator;</text:p>
      <text:p text:style-name="Normal"/>
      <text:p text:style-name="Normal">import com.dxc.cd.model.Item;</text:p>
      <text:p text:style-name="Normal"/>
      <text:p text:style-name="Normal">public class ItemCategoryComparator implements Comparator&lt;Item&gt; {</text:p>
      <text:p text:style-name="Normal"/>
      <text:p text:style-name="Normal"><text:tab/>@Override</text:p>
      <text:p text:style-name="Normal"><text:tab/>public int compare(Item o1, Item o2) {</text:p>
      <text:soft-page-break/>
      <text:p text:style-name="Normal"><text:tab/><text:tab/></text:p>
      <text:p text:style-name="Normal"><text:tab/><text:tab/>return o1.getCategory().compareTo(o2.getCategory());</text:p>
      <text:p text:style-name="Normal"><text:tab/>}</text:p>
      <text:p text:style-name="Normal"/>
      <text:p text:style-name="Normal">}</text:p>
      <text:p text:style-name="Normal"/>
      <text:p text:style-name="P9">UI package</text:p>
      <text:p text:style-name="P10">(FoodApp.java)</text:p>
      <text:p text:style-name="Normal">package com.dxc.cd.ui;</text:p>
      <text:p text:style-name="Normal"/>
      <text:p text:style-name="Normal">import java.util.ArrayList;</text:p>
      <text:p text:style-name="Normal">import java.util.Collections;</text:p>
      <text:p text:style-name="Normal">import java.util.List;</text:p>
      <text:p text:style-name="Normal">import java.util.Set;</text:p>
      <text:p text:style-name="Normal">import java.util.TreeSet;</text:p>
      <text:p text:style-name="Normal">import com.dxc.cd.model.FoodCategory;</text:p>
      <text:p text:style-name="Normal">import com.dxc.cd.model.Item;</text:p>
      <text:p text:style-name="Normal">import com.dxc.cd.service.ItemCategoryComparator;</text:p>
      <text:p text:style-name="Normal">import com.dxc.cd.service.ItemExpiryDateComparator;</text:p>
      <text:p text:style-name="Normal">import com.dxc.cd.service.ItemPriceComparator;</text:p>
      <text:p text:style-name="Normal"/>
      <text:p text:style-name="Normal">public class FoodApp {</text:p>
      <text:p text:style-name="Normal"/>
      <text:p text:style-name="Normal"><text:tab/>public static void main(String[] args) {</text:p>
      <text:p text:style-name="Normal"><text:tab/><text:tab/></text:p>
      <text:p text:style-name="Normal"><text:tab/><text:tab/>Set&lt;Item&gt; i1 = new TreeSet&lt;&gt;();</text:p>
      <text:p text:style-name="Normal"><text:tab/><text:tab/></text:p>
      <text:p text:style-name="Normal"><text:tab/><text:tab/>i1.add(new Item(102, "Pepsi", 50, "12-29-2016", "12-29-2016", FoodCategory.DRINK));</text:p>
      <text:soft-page-break/>
      <text:p text:style-name="Normal"><text:tab/><text:tab/>i1.add(new Item(101, "Lays", 20, "08-11-2019", "08-10-2019", FoodCategory.READY_TO_EAT));</text:p>
      <text:p text:style-name="Normal"><text:tab/><text:tab/>i1.add(new Item(103, "Boat", 20, "07-10-2019", "09-08-2019", FoodCategory.DRINK));</text:p>
      <text:p text:style-name="Normal"><text:tab/><text:tab/>i1.add(new Item(106, "kurkure", 10, "05-09-2019", "05-09-2019", FoodCategory.FOOD));</text:p>
      <text:p text:style-name="Normal"><text:tab/><text:tab/>i1.add(new Item(105, "Biscuits", 100, "04-08-2019", "02-05-2019", FoodCategory.READY_TO_EAT));</text:p>
      <text:p text:style-name="Normal"><text:tab/><text:tab/></text:p>
      <text:p text:style-name="Normal"><text:tab/><text:tab/>for(Item i: i1) {</text:p>
      <text:p text:style-name="Normal"><text:tab/><text:tab/><text:tab/>System.out.println(i);</text:p>
      <text:p text:style-name="Normal"><text:tab/><text:tab/>}</text:p>
      <text:p text:style-name="Normal"><text:tab/><text:tab/></text:p>
      <text:p text:style-name="Normal"><text:tab/><text:tab/>System.out.println("-------------------------------------");</text:p>
      <text:p text:style-name="Normal"><text:tab/><text:tab/></text:p>
      <text:p text:style-name="Normal"><text:tab/><text:tab/>List&lt;Item&gt; i2 = new ArrayList&lt;Item&gt;();</text:p>
      <text:p text:style-name="Normal"><text:tab/><text:tab/>i2.addAll(i1);</text:p>
      <text:p text:style-name="Normal"><text:tab/><text:tab/></text:p>
      <text:p text:style-name="Normal"><text:tab/><text:tab/>for(Item s: i2) {</text:p>
      <text:p text:style-name="Normal"><text:tab/><text:tab/><text:tab/>System.out.println(s);</text:p>
      <text:p text:style-name="Normal"><text:tab/><text:tab/>}</text:p>
      <text:p text:style-name="Normal"><text:tab/><text:tab/></text:p>
      <text:p text:style-name="Normal"><text:tab/><text:tab/>System.out.println("--------------Expiry Date-----------------------");</text:p>
      <text:p text:style-name="Normal"><text:tab/><text:tab/></text:p>
      <text:p text:style-name="Normal"><text:tab/><text:tab/>List&lt;Item&gt; i3 = new ArrayList&lt;Item&gt;();</text:p>
      <text:p text:style-name="Normal"><text:tab/><text:tab/>i3.addAll(i1);</text:p>
      <text:p text:style-name="Normal"><text:tab/><text:tab/>Collections.sort(i3, new ItemExpiryDateComparator());</text:p>
      <text:p text:style-name="Normal"><text:tab/><text:tab/></text:p>
      <text:p text:style-name="Normal"><text:tab/><text:tab/>for(Item s1: i3) {</text:p>
      <text:p text:style-name="Normal"><text:tab/><text:tab/><text:tab/>System.out.println(s1);</text:p>
      <text:p text:style-name="Normal"><text:tab/><text:tab/>}</text:p>
      <text:soft-page-break/>
      <text:p text:style-name="Normal"><text:tab/><text:tab/></text:p>
      <text:p text:style-name="Normal"><text:tab/><text:tab/>System.out.println("----------------Category---------------------");</text:p>
      <text:p text:style-name="Normal"><text:tab/><text:tab/></text:p>
      <text:p text:style-name="Normal"><text:tab/><text:tab/>List&lt;Item&gt; i4 = new ArrayList&lt;Item&gt;();</text:p>
      <text:p text:style-name="Normal"><text:tab/><text:tab/>i4.addAll(i1);</text:p>
      <text:p text:style-name="Normal"><text:tab/><text:tab/>Collections.sort(i4, new ItemCategoryComparator());</text:p>
      <text:p text:style-name="Normal"><text:tab/><text:tab/></text:p>
      <text:p text:style-name="Normal"><text:tab/><text:tab/>for(Item s2: i4) {</text:p>
      <text:p text:style-name="Normal"><text:tab/><text:tab/><text:tab/>System.out.println(s2);</text:p>
      <text:p text:style-name="Normal"><text:tab/><text:tab/>}</text:p>
      <text:p text:style-name="Normal"><text:tab/><text:tab/></text:p>
      <text:p text:style-name="Normal"><text:tab/><text:tab/>System.out.println("----------------Price---------------------");</text:p>
      <text:p text:style-name="Normal"><text:tab/><text:tab/></text:p>
      <text:p text:style-name="Normal"><text:tab/><text:tab/>List&lt;Item&gt; i5 = new ArrayList&lt;Item&gt;();</text:p>
      <text:p text:style-name="Normal"><text:tab/><text:tab/>i5.addAll(i1);</text:p>
      <text:p text:style-name="Normal"><text:tab/><text:tab/>Collections.sort(i5, new ItemPriceComparator());</text:p>
      <text:p text:style-name="Normal"><text:tab/><text:tab/></text:p>
      <text:p text:style-name="Normal"><text:tab/><text:tab/>for(Item s3: i5) {</text:p>
      <text:p text:style-name="Normal"><text:tab/><text:tab/><text:tab/>System.out.println(s3);</text:p>
      <text:p text:style-name="Normal"><text:tab/><text:tab/>}</text:p>
      <text:p text:style-name="Normal"><text:tab/><text:tab/></text:p>
      <text:p text:style-name="Normal"><text:tab/><text:tab/>System.out.println("-------------------------------------------");</text:p>
      <text:p text:style-name="Normal"><text:tab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1T08:28:00Z</meta:creation-date>
    <dc:date>2020-05-21T08:39:00Z</dc:date>
    <meta:template xlink:href="Normal.dotm" xlink:type="simple"/>
    <meta:editing-cycles>1</meta:editing-cycles>
    <meta:editing-duration>PT600S</meta:editing-duration>
    <meta:document-statistic meta:page-count="8" meta:paragraph-count="9" meta:word-count="711" meta:character-count="4761" meta:row-count="33" meta:non-whitespace-character-count="4059"/>
  </office:meta>
</office:document-meta>
</file>